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5c5d" officeooo:paragraph-rsid="00105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q2w3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3:33:55.839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1.4.2$Windows_X86_64 LibreOffice_project/a529a4fab45b75fefc5b6226684193eb000654f6</meta:generator>
  </office:meta>
</office:document-meta>
</file>